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f31" officeooo:paragraph-rsid="0013e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8brrm-amqhk" text:style-name="Internet_20_link" text:visited-style-name="Visited_20_Internet_20_Link">https://www.youtube.com/watch?v=8brrm-amqhk</text:a></text:p>
      <text:p text:style-name="P1"/>
      <text:p text:style-name="P1">Esse link e ensinando como fazer um comentário com banco de dados.</text:p>
      <text:p text:style-name="P1"/>
      <text:p text:style-name="P1"><text:a xlink:type="simple" xlink:href="https://forum.imasters.com.br/topic/248153-faça-uma-area-para-comentarios-no-seu-site/" text:style-name="Internet_20_link" text:visited-style-name="Visited_20_Internet_20_Link">https://forum.imasters.com.br/topic/248153-fa%C3%A7a-uma-area-para-comentarios-no-seu-site/</text:a></text:p>
      <text:p text:style-name="P1"/>
      <text:p text:style-name="P1">Esse link e com os codigos do comentarios para monta os codigos.</text:p>
      <text:p text:style-name="P1"/>
      <text:p text:style-name="P1"/>
      <text:p text:style-name="P1"><text:a xlink:type="simple" xlink:href="https://www.digitalocean.com/community/tutorials/como-instalar-e-proteger-o-phpmyadmin-no-ubuntu-16-04-pt" text:style-name="Internet_20_link" text:visited-style-name="Visited_20_Internet_20_Link">https://www.digitalocean.com/community/tutorials/como-instalar-e-proteger-o-phpmyadmin-no-ubuntu-16-04-pt</text:a></text:p>
      <text:p text:style-name="P1"/>
      <text:p text:style-name="P1">Esse link e a parte de instalação do phpmyadmin no ubuntu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15:45.921039817</meta:creation-date>
    <dc:date>2018-05-09T11:19:14.380799740</dc:date>
    <meta:editing-duration>PT3M30S</meta:editing-duration>
    <meta:editing-cycles>1</meta:editing-cycles>
    <meta:document-statistic meta:table-count="0" meta:image-count="0" meta:object-count="0" meta:page-count="1" meta:paragraph-count="6" meta:word-count="38" meta:character-count="427" meta:non-whitespace-character-count="395"/>
    <meta:generator>LibreOffice/5.1.6.2$Linux_X86_64 LibreOffice_project/10m0$Build-2</meta:generator>
  </office:meta>
</office:document-meta>
</file>